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eact, { useState } from 'react';</text:p>
      <text:p text:style-name="Standard">import './AltaIngreso.css';</text:p>
      <text:p text:style-name="Standard"/>
      <text:p text:style-name="Standard">function AltaIngreso({ onAgregarIngreso }) {</text:p>
      <text:p text:style-name="Standard">  const [categoria, setCategoria] = useState('');</text:p>
      <text:p text:style-name="Standard">  const [monto, setMonto] = useState('');</text:p>
      <text:p text:style-name="Standard">  const [fecha, setFecha] = useState('');</text:p>
      <text:p text:style-name="Standard">  const [error, setError] = useState('');</text:p>
      <text:p text:style-name="Standard"/>
      <text:p text:style-name="Standard">  const handleSubmit = (e) =&gt; {</text:p>
      <text:p text:style-name="Standard">    e.preventDefault();</text:p>
      <text:p text:style-name="Standard"/>
      <text:p text:style-name="Standard">    // Validación simple</text:p>
      <text:p text:style-name="Standard">    if (!categoria || !monto || !fecha) {</text:p>
      <text:p text:style-name="Standard">      setError('Todos los campos son obligatorios');</text:p>
      <text:p text:style-name="Standard">      return;</text:p>
      <text:p text:style-name="Standard">    }</text:p>
      <text:p text:style-name="Standard"/>
      <text:p text:style-name="Standard">    if (isNaN(monto) || Number(monto) &lt;= 0) {</text:p>
      <text:p text:style-name="Standard">      setError('El monto debe ser un número positivo');</text:p>
      <text:p text:style-name="Standard">      return;</text:p>
      <text:p text:style-name="Standard">    }</text:p>
      <text:p text:style-name="Standard"/>
      <text:p text:style-name="Standard">    // Si todo está bien</text:p>
      <text:p text:style-name="Standard">    setError('');</text:p>
      <text:p text:style-name="Standard">    const nuevoIngreso = {</text:p>
      <text:p text:style-name="Standard">      tipo: 'ingreso',</text:p>
      <text:p text:style-name="Standard">      categoria,</text:p>
      <text:p text:style-name="Standard">      monto: parseFloat(monto),</text:p>
      <text:p text:style-name="Standard">      fecha,</text:p>
      <text:p text:style-name="Standard">    };</text:p>
      <text:p text:style-name="Standard"/>
      <text:p text:style-name="Standard">    // Llama a la función pasada por props para manejar el alta</text:p>
      <text:p text:style-name="Standard">    onAgregarIngreso(nuevoIngreso);</text:p>
      <text:p text:style-name="Standard"/>
      <text:p text:style-name="Standard">    // Limpiar campos</text:p>
      <text:p text:style-name="Standard">    setCategoria('');</text:p>
      <text:p text:style-name="Standard">    setMonto('');</text:p>
      <text:p text:style-name="Standard">    setFecha('');</text:p>
      <text:p text:style-name="Standard">  };</text:p>
      <text:p text:style-name="Standard"/>
      <text:p text:style-name="Standard">  return (</text:p>
      <text:p text:style-name="Standard">    &lt;div className="form-container"&gt;</text:p>
      <text:p text:style-name="Standard">      &lt;h2&gt;Alta de Ingreso&lt;/h2&gt;</text:p>
      <text:p text:style-name="Standard">      &lt;form onSubmit={handleSubmit}&gt;</text:p>
      <text:p text:style-name="Standard">        &lt;label&gt;</text:p>
      <text:p text:style-name="Standard">          Categoría:</text:p>
      <text:p text:style-name="Standard">          &lt;input</text:p>
      <text:p text:style-name="Standard">            type="text"</text:p>
      <text:p text:style-name="Standard">            value={categoria}</text:p>
      <text:p text:style-name="Standard">            onChange={(e) =&gt; setCategoria(e.target.value)}</text:p>
      <text:p text:style-name="Standard">          /&gt;</text:p>
      <text:p text:style-name="Standard"><text:soft-page-break/>        &lt;/label&gt;</text:p>
      <text:p text:style-name="Standard"/>
      <text:p text:style-name="Standard">        &lt;label&gt;</text:p>
      <text:p text:style-name="Standard">          Monto:</text:p>
      <text:p text:style-name="Standard">          &lt;input</text:p>
      <text:p text:style-name="Standard">            type="number"</text:p>
      <text:p text:style-name="Standard">            value={monto}</text:p>
      <text:p text:style-name="Standard">            onChange={(e) =&gt; setMonto(e.target.value)}</text:p>
      <text:p text:style-name="Standard">          /&gt;</text:p>
      <text:p text:style-name="Standard">        &lt;/label&gt;</text:p>
      <text:p text:style-name="Standard"/>
      <text:p text:style-name="Standard">        &lt;label&gt;</text:p>
      <text:p text:style-name="Standard">          Fecha:</text:p>
      <text:p text:style-name="Standard">          &lt;input</text:p>
      <text:p text:style-name="Standard">            type="date"</text:p>
      <text:p text:style-name="Standard">            value={fecha}</text:p>
      <text:p text:style-name="Standard">            onChange={(e) =&gt; setFecha(e.target.value)}</text:p>
      <text:p text:style-name="Standard">          /&gt;</text:p>
      <text:p text:style-name="Standard">        &lt;/label&gt;</text:p>
      <text:p text:style-name="Standard"/>
      <text:p text:style-name="Standard">        {error &amp;&amp; &lt;p className="error"&gt;{error}&lt;/p&gt;}</text:p>
      <text:p text:style-name="Standard"/>
      <text:p text:style-name="Standard">        &lt;button type="submit"&gt;Agregar Ingreso&lt;/button&gt;</text:p>
      <text:p text:style-name="Standard">      &lt;/form&gt;</text:p>
      <text:p text:style-name="Standard">    &lt;/div&gt;</text:p>
      <text:p text:style-name="Standard">  );</text:p>
      <text:p text:style-name="Standard">}</text:p>
      <text:p text:style-name="Standard"/>
      <text:p text:style-name="Standard">export default AltaIngreso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18:31:47.032204300</meta:creation-date>
    <dc:date>2025-08-01T18:31:55.664564500</dc:date>
    <meta:editing-duration>PT8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68" meta:word-count="164" meta:character-count="1739" meta:non-whitespace-character-count="1227"/>
  </office:meta>
</office:document-meta>
</file>